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10-0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1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2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14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2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1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1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12-1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27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2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1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2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1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1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2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1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1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596" calcext:value-type="float">
            <text:p>38.7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21306206897" calcext:value-type="float">
            <text:p>38.67213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0616" calcext:value-type="float">
            <text:p>38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03205517241" calcext:value-type="float">
            <text:p>38.72032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91656" calcext:value-type="float">
            <text:p>38.7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3344" calcext:value-type="float">
            <text:p>38.7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16572" calcext:value-type="float">
            <text:p>38.811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9589677419" calcext:value-type="float">
            <text:p>38.8409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3528" calcext:value-type="float">
            <text:p>38.8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8183225807" calcext:value-type="float">
            <text:p>38.9078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06932413793" calcext:value-type="float">
            <text:p>38.89069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15054193548" calcext:value-type="float">
            <text:p>38.9115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07358709677" calcext:value-type="float">
            <text:p>39.1207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10672" calcext:value-type="float">
            <text:p>39.1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64316" calcext:value-type="float">
            <text:p>39.216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2260645161" calcext:value-type="float">
            <text:p>39.2942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0033548387" calcext:value-type="float">
            <text:p>39.3190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28728" calcext:value-type="float">
            <text:p>39.34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64815483871" calcext:value-type="float">
            <text:p>39.3964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0272" calcext:value-type="float">
            <text:p>39.48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67387096774" calcext:value-type="float">
            <text:p>39.5367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45837142857" calcext:value-type="float">
            <text:p>39.5045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0030967742" calcext:value-type="float">
            <text:p>39.4890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66230967742" calcext:value-type="float">
            <text:p>39.4966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40477241379" calcext:value-type="float">
            <text:p>39.45404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4149677419" calcext:value-type="float">
            <text:p>39.441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35736" calcext:value-type="float">
            <text:p>39.46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73432258064" calcext:value-type="float">
            <text:p>39.4573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90448" calcext:value-type="float">
            <text:p>39.4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1656774194" calcext:value-type="float">
            <text:p>39.4501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874" calcext:value-type="float">
            <text:p>39.4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40407741935" calcext:value-type="float">
            <text:p>39.4340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83822222222" calcext:value-type="float">
            <text:p>39.4083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61492" calcext:value-type="float">
            <text:p>39.446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33552" calcext:value-type="float">
            <text:p>39.44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42952258064" calcext:value-type="float">
            <text:p>39.45429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0904" calcext:value-type="float">
            <text:p>39.4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5189677419" calcext:value-type="float">
            <text:p>39.5115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22939354839" calcext:value-type="float">
            <text:p>39.5422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13128" calcext:value-type="float">
            <text:p>39.56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33927741935" calcext:value-type="float">
            <text:p>39.58339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56512258064" calcext:value-type="float">
            <text:p>39.63565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2622857143" calcext:value-type="float">
            <text:p>39.65426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13625806452" calcext:value-type="float">
            <text:p>39.661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86700645161" calcext:value-type="float">
            <text:p>39.7986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15968" calcext:value-type="float">
            <text:p>39.80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90025806452" calcext:value-type="float">
            <text:p>39.829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74056" calcext:value-type="float">
            <text:p>39.8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44738064516" calcext:value-type="float">
            <text:p>39.9244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67641290323" calcext:value-type="float">
            <text:p>39.9367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70652" calcext:value-type="float">
            <text:p>39.917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8503225806" calcext:value-type="float">
            <text:p>39.925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69864" calcext:value-type="float">
            <text:p>39.94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12104" calcext:value-type="float">
            <text:p>39.96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58115862069" calcext:value-type="float">
            <text:p>39.95581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9320516129" calcext:value-type="float">
            <text:p>39.9393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39473548387" calcext:value-type="float">
            <text:p>40.0139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7004" calcext:value-type="float">
            <text:p>40.0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30219354839" calcext:value-type="float">
            <text:p>40.033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056" calcext:value-type="float">
            <text:p>40.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18376" calcext:value-type="float">
            <text:p>40.05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40224516129" calcext:value-type="float">
            <text:p>40.074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63536" calcext:value-type="float">
            <text:p>40.11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2513548387" calcext:value-type="float">
            <text:p>40.1602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31048" calcext:value-type="float">
            <text:p>40.18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5873548387" calcext:value-type="float">
            <text:p>40.1815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08982857143" calcext:value-type="float">
            <text:p>40.1708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6868387097" calcext:value-type="float">
            <text:p>40.1786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38887741936" calcext:value-type="float">
            <text:p>40.5038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80012" calcext:value-type="float">
            <text:p>40.548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4855483871" calcext:value-type="float">
            <text:p>40.5714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29183448276" calcext:value-type="float">
            <text:p>40.61291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95766451613" calcext:value-type="float">
            <text:p>40.7595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38852903226" calcext:value-type="float">
            <text:p>40.8938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1452" calcext:value-type="float">
            <text:p>41.08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44660645161" calcext:value-type="float">
            <text:p>41.2144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23204" calcext:value-type="float">
            <text:p>41.22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79767741936" calcext:value-type="float">
            <text:p>41.207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62088571429" calcext:value-type="float">
            <text:p>41.18620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79970322581" calcext:value-type="float">
            <text:p>41.1979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1096" calcext:value-type="float">
            <text:p>41.2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7462608696" calcext:value-type="float">
            <text:p>41.254746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6331" calcext:value-type="float">
            <text:p>41.256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312173913" calcext:value-type="float">
            <text:p>41.26031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866" calcext:value-type="float">
            <text:p>41.218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4012" calcext:value-type="float">
            <text:p>41.2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89472" calcext:value-type="float">
            <text:p>41.2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36944" calcext:value-type="float">
            <text:p>41.2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54064" calcext:value-type="float">
            <text:p>41.2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3532" calcext:value-type="float">
            <text:p>41.2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8564" calcext:value-type="float">
            <text:p>41.0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3908" calcext:value-type="float">
            <text:p>41.1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694" calcext:value-type="float">
            <text:p>40.2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5676" calcext:value-type="float">
            <text:p>38.5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4196" calcext:value-type="float">
            <text:p>38.1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8708" calcext:value-type="float">
            <text:p>37.66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5284" calcext:value-type="float">
            <text:p>37.70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518" calcext:value-type="float">
            <text:p>37.63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5972" calcext:value-type="float">
            <text:p>37.87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7996" calcext:value-type="float">
            <text:p>38.06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4572" calcext:value-type="float">
            <text:p>38.1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906" calcext:value-type="float">
            <text:p>38.1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8" calcext:value-type="float">
            <text:p>38.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4392" calcext:value-type="float">
            <text:p>39.2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8884" calcext:value-type="float">
            <text:p>39.8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4372" calcext:value-type="float">
            <text:p>40.3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6788" calcext:value-type="float">
            <text:p>41.3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1004" calcext:value-type="float">
            <text:p>41.5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5116" calcext:value-type="float">
            <text:p>41.6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238" calcext:value-type="float">
            <text:p>41.9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91291428571" calcext:value-type="float">
            <text:p>41.9091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9708" calcext:value-type="float">
            <text:p>41.8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7032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56" meta:object-count="0"/>
    <meta:user-defined meta:name="AppVersion">3.0</meta:user-defined>
  </office:meta>
</office:document-meta>
</file>